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B000000914D3C3F9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fo:font-size="11pt" style:font-size-asian="11pt" style:font-name-complex="Arial2" style:font-size-complex="11pt"/>
    </style:style>
    <style:style style:name="P2" style:family="paragraph" style:parent-style-name="Standard">
      <style:paragraph-properties fo:text-align="justify" style:justify-single-word="false"/>
      <style:text-properties style:font-name="Arial1" fo:font-size="11pt" style:font-size-asian="11pt" style:font-name-complex="Arial2" style:font-size-complex="11pt"/>
    </style:style>
    <style:style style:name="P3" style:family="paragraph" style:parent-style-name="Standard">
      <style:text-properties style:font-name="Arial1" fo:font-size="11pt" style:font-size-asian="11pt" style:font-name-complex="Arial2" style:font-size-complex="11pt" style:language-complex="en" style:country-complex="US"/>
    </style:style>
    <style:style style:name="P4" style:family="paragraph" style:parent-style-name="Standard">
      <style:text-properties style:font-name="Arial1" fo:font-size="11pt" fo:font-weight="bold" style:font-size-asian="11pt" style:font-weight-asian="bold" style:font-name-complex="Arial2" style:font-size-complex="11pt"/>
    </style:style>
    <style:style style:name="P5" style:family="paragraph" style:parent-style-name="Standard">
      <style:text-properties style:font-name="Arial1" fo:font-size="11pt" fo:language="en" fo:country="AU" style:font-size-asian="11pt" style:font-name-complex="Arial2" style:font-size-complex="11pt"/>
    </style:style>
    <style:style style:name="P6" style:family="paragraph" style:parent-style-name="Standard">
      <style:text-properties style:font-name="Arial1" fo:font-size="11pt" fo:font-style="italic" style:font-size-asian="11pt" style:font-style-asian="italic" style:font-name-complex="Arial2" style:font-size-complex="11pt" style:language-complex="en" style:country-complex="US"/>
    </style:style>
    <style:style style:name="P7" style:family="paragraph" style:parent-style-name="Standard">
      <style:paragraph-properties fo:margin-left="0cm" fo:margin-right="0cm" fo:text-indent="1.249cm" style:auto-text-indent="false"/>
    </style:style>
    <style:style style:name="P8" style:family="paragraph" style:parent-style-name="Standard">
      <style:paragraph-properties fo:margin-left="0cm" fo:margin-right="0cm" fo:text-indent="1.249cm" style:auto-text-indent="false"/>
      <style:text-properties style:font-name="Arial1" fo:font-size="11pt" style:font-size-asian="11pt" style:font-name-complex="Arial2" style:font-size-complex="11pt"/>
    </style:style>
    <style:style style:name="P9" style:family="paragraph" style:parent-style-name="Standard">
      <style:paragraph-properties fo:margin-left="0cm" fo:margin-right="0cm" fo:text-indent="1.249cm" style:auto-text-indent="false"/>
      <style:text-properties style:font-name="Arial1" fo:font-size="11pt" fo:font-weight="bold" style:font-size-asian="11pt" style:font-weight-asian="bold" style:font-name-complex="Arial2" style:font-size-complex="11pt"/>
    </style:style>
    <style:style style:name="P10" style:family="paragraph" style:parent-style-name="Standard" style:master-page-name="Standard">
      <style:paragraph-properties fo:margin-left="0cm" fo:margin-right="0cm" fo:text-indent="1.249cm" style:auto-text-indent="false" style:page-number="auto"/>
    </style:style>
    <style:style style:name="P11" style:family="paragraph" style:parent-style-name="Standard">
      <style:paragraph-properties fo:margin-left="1.251cm" fo:margin-right="0cm" fo:text-align="justify" style:justify-single-word="false" fo:text-indent="0cm" style:auto-text-indent="false"/>
      <style:text-properties style:use-window-font-color="true" style:font-name="Helvetica" fo:font-size="12pt" style:font-name-asian="Helvetica" style:font-size-asian="12pt" style:font-name-complex="Helvetica" style:font-size-complex="12pt"/>
    </style:style>
    <style:style style:name="P12" style:family="paragraph" style:parent-style-name="Standard">
      <style:paragraph-properties fo:margin-left="0cm" fo:margin-right="0cm" fo:text-indent="1.224cm" style:auto-text-indent="false"/>
    </style:style>
    <style:style style:name="P13" style:family="paragraph" style:parent-style-name="Standard">
      <style:paragraph-properties fo:margin-left="0cm" fo:margin-right="0cm" fo:text-indent="1.224cm" style:auto-text-indent="false"/>
      <style:text-properties style:font-name="Arial1" fo:font-size="11pt" fo:font-weight="bold" style:font-size-asian="11pt" style:font-weight-asian="bold" style:font-name-complex="Arial2" style:font-size-complex="11pt"/>
    </style:style>
    <style:style style:name="P14" style:family="paragraph" style:parent-style-name="Standard">
      <style:paragraph-properties fo:margin-left="1.249cm" fo:margin-right="0cm" fo:text-indent="0cm" style:auto-text-indent="false"/>
    </style:style>
    <style:style style:name="P15" style:family="paragraph" style:parent-style-name="Standard">
      <style:paragraph-properties fo:margin-left="1.249cm" fo:margin-right="0cm" fo:text-align="justify" style:justify-single-word="false" fo:text-indent="0cm" style:auto-text-indent="false"/>
    </style:style>
    <style:style style:name="P16"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style>
    <style:style style:name="P17"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language-complex="en" style:country-complex="US"/>
    </style:style>
    <style:style style:name="P18" style:family="paragraph" style:parent-style-name="Standard">
      <style:paragraph-properties fo:margin-left="1.249cm" fo:margin-right="0cm" fo:text-indent="0cm" style:auto-text-indent="false"/>
      <style:text-properties style:font-name="Arial1" fo:font-size="11pt" fo:language="en" fo:country="AU" style:font-size-asian="11pt" style:font-name-complex="Arial2" style:font-size-complex="11pt" style:language-complex="en" style:country-complex="US"/>
    </style:style>
    <style:style style:name="P19" style:family="paragraph" style:parent-style-name="Standard">
      <style:paragraph-properties fo:margin-left="1.224cm" fo:margin-right="0cm" fo:text-indent="0cm" style:auto-text-indent="false"/>
    </style:style>
    <style:style style:name="P20" style:family="paragraph" style:parent-style-name="Standard">
      <style:paragraph-properties fo:margin-left="1.224cm" fo:margin-right="0cm" fo:text-indent="0cm" style:auto-text-indent="false"/>
      <style:text-properties style:font-name="Arial1" fo:font-size="11pt" style:font-size-asian="11pt" style:font-name-complex="Arial2" style:font-size-complex="11pt"/>
    </style:style>
    <style:style style:name="P21" style:family="paragraph" style:parent-style-name="Standard">
      <style:paragraph-properties fo:margin-left="1.224cm" fo:margin-right="0cm" fo:text-indent="0cm" style:auto-text-indent="false"/>
      <style:text-properties style:font-name="Arial1" fo:font-size="11pt" fo:language="en" fo:country="AU" style:font-size-asian="11pt" style:font-name-complex="Arial2" style:font-size-complex="11pt"/>
    </style:style>
    <style:style style:name="P22" style:family="paragraph" style:parent-style-name="Standard">
      <style:paragraph-properties fo:margin-left="1.224cm" fo:margin-right="0cm" fo:text-align="justify" style:justify-single-word="false" fo:text-indent="0cm" style:auto-text-indent="false"/>
    </style:style>
    <style:style style:name="P23" style:family="paragraph" style:parent-style-name="Standard">
      <style:paragraph-properties fo:margin-left="1.224cm" fo:margin-right="0cm" fo:text-align="justify" style:justify-single-word="false" fo:text-indent="0cm" style:auto-text-indent="false"/>
      <style:text-properties style:use-window-font-color="true" style:font-name="Helvetica" fo:font-size="12pt" style:font-name-asian="Helvetica" style:font-size-asian="12pt" style:font-name-complex="Helvetica" style:font-size-complex="12pt"/>
    </style:style>
    <style:style style:name="P24" style:family="paragraph" style:parent-style-name="Standard">
      <style:paragraph-properties fo:margin-left="1.224cm" fo:margin-right="0cm" fo:margin-top="0.005cm" fo:margin-bottom="0.005cm" fo:text-align="justify" style:justify-single-word="false" fo:text-indent="0cm" style:auto-text-indent="false"/>
    </style:style>
    <style:style style:name="P25" style:family="paragraph" style:parent-style-name="Standard">
      <style:paragraph-properties fo:margin-left="1.236cm" fo:margin-right="0cm" fo:text-indent="0cm" style:auto-text-indent="false"/>
    </style:style>
    <style:style style:name="P26" style:family="paragraph" style:parent-style-name="Standard">
      <style:paragraph-properties fo:margin-left="1.236cm" fo:margin-right="0cm" fo:text-indent="0cm" style:auto-text-indent="false"/>
      <style:text-properties style:font-name="Arial1" fo:font-size="11pt" style:font-size-asian="11pt" style:font-name-complex="Arial2" style:font-size-complex="11pt"/>
    </style:style>
    <style:style style:name="P27" style:family="paragraph" style:parent-style-name="Standard">
      <style:paragraph-properties fo:margin-left="1.236cm" fo:margin-right="0cm" fo:text-align="justify" style:justify-single-word="false" fo:text-indent="0cm" style:auto-text-indent="false"/>
    </style:style>
    <style:style style:name="P28" style:family="paragraph" style:parent-style-name="Standard">
      <style:paragraph-properties fo:margin-left="3.747cm" fo:margin-right="0cm" fo:text-indent="1.249cm" style:auto-text-indent="false"/>
    </style:style>
    <style:style style:name="P29" style:family="paragraph" style:parent-style-name="Standard">
      <style:paragraph-properties fo:margin-left="4.995cm" fo:margin-right="0cm" fo:text-align="justify" style:justify-single-word="false" fo:text-indent="0cm" style:auto-text-indent="false"/>
    </style:style>
    <style:style style:name="P30" style:family="paragraph" style:parent-style-name="Standard">
      <style:paragraph-properties fo:margin-left="0cm" fo:margin-right="0cm" fo:text-indent="1.236cm" style:auto-text-indent="false"/>
    </style:style>
    <style:style style:name="P31" style:family="paragraph" style:parent-style-name="Standard">
      <style:paragraph-properties fo:margin-left="3.747cm" fo:margin-right="0cm" fo:text-indent="-2.498cm" style:auto-text-indent="false"/>
    </style:style>
    <style:style style:name="P32" style:family="paragraph" style:parent-style-name="Standard">
      <style:paragraph-properties fo:margin-left="6.244cm" fo:margin-right="0cm" fo:text-indent="0cm" style:auto-text-indent="false"/>
    </style:style>
    <style:style style:name="P33" style:family="paragraph" style:parent-style-name="Standard">
      <style:paragraph-properties fo:margin-left="0cm" fo:margin-right="0cm" fo:text-indent="0cm" style:auto-text-indent="false"/>
    </style:style>
    <style:style style:name="P34" style:family="paragraph" style:parent-style-name="Header" style:master-page-name="Converted1">
      <style:paragraph-properties style:page-number="auto"/>
    </style:style>
    <style:style style:name="P35" style:family="paragraph" style:parent-style-name="Footer">
      <style:paragraph-properties>
        <style:tab-stops>
          <style:tab-stop style:position="9.525cm" style:type="center"/>
          <style:tab-stop style:position="20.003cm" style:type="right"/>
        </style:tab-stops>
      </style:paragraph-properties>
    </style:style>
    <style:style style:name="P36" style:family="paragraph" style:parent-style-name="Footer" style:master-page-name="Converted3">
      <style:paragraph-properties style:page-number="auto">
        <style:tab-stops>
          <style:tab-stop style:position="9.525cm" style:type="center"/>
          <style:tab-stop style:position="20.003cm" style:type="right"/>
        </style:tab-stops>
      </style:paragraph-properties>
    </style:style>
    <style:style style:name="P37" style:family="paragraph" style:parent-style-name="List_20_Paragraph" style:list-style-name="L1"/>
    <style:style style:name="P38" style:family="paragraph">
      <style:paragraph-properties fo:text-align="center"/>
      <style:text-properties fo:font-size="18pt"/>
    </style:style>
    <style:style style:name="T1" style:family="text">
      <style:text-properties fo:font-size="11pt" style:font-size-asian="11pt" style:font-size-complex="11pt"/>
    </style:style>
    <style:style style:name="T2" style:family="text">
      <style:text-properties style:font-name="Arial1" fo:font-size="11pt" fo:font-weight="bold" style:font-size-asian="11pt" style:font-weight-asian="bold" style:font-name-complex="Arial2" style:font-size-complex="11pt"/>
    </style:style>
    <style:style style:name="T3" style:family="text">
      <style:text-properties style:font-name="Arial1" fo:font-size="11pt" style:font-size-asian="11pt" style:font-name-complex="Arial2" style:font-size-complex="11pt"/>
    </style:style>
    <style:style style:name="T4" style:family="text">
      <style:text-properties style:font-name="Arial1" fo:font-size="11pt" style:font-size-asian="11pt" style:font-name-complex="Arial2" style:font-size-complex="11pt" style:language-complex="en" style:country-complex="US"/>
    </style:style>
    <style:style style:name="T5" style:family="text">
      <style:text-properties style:font-name="Arial1" fo:font-size="11pt" style:font-size-asian="11pt" style:font-name-complex="Arial2" style:font-size-complex="11pt" style:font-weight-complex="bold"/>
    </style:style>
    <style:style style:name="T6" style:family="text">
      <style:text-properties style:font-name="Arial1" fo:font-size="11pt" fo:font-style="italic" style:font-size-asian="11pt" style:font-style-asian="italic" style:font-name-complex="Arial2" style:font-size-complex="11pt"/>
    </style:style>
    <style:style style:name="T7" style:family="text">
      <style:text-properties style:font-name="Arial1" fo:font-size="11pt" fo:font-style="italic" style:font-size-asian="11pt" style:font-style-asian="italic" style:font-name-complex="Arial2" style:font-size-complex="11pt" style:language-complex="en" style:country-complex="US"/>
    </style:style>
    <style:style style:name="T8" style:family="text">
      <style:text-properties style:font-name="Arial1" fo:font-size="11pt" fo:language="en" fo:country="AU" fo:font-style="italic" style:font-size-asian="11pt" style:font-style-asian="italic" style:font-name-complex="Arial2" style:font-size-complex="11pt" style:language-complex="en" style:country-complex="US"/>
    </style:style>
    <style:style style:name="T9" style:family="text">
      <style:text-properties style:font-name="Arial1" fo:font-size="11pt" fo:language="en" fo:country="AU" style:font-size-asian="11pt" style:font-name-complex="Arial2" style:font-size-complex="11pt" style:language-complex="en" style:country-complex="US"/>
    </style:style>
    <style:style style:name="T10" style:family="text">
      <style:text-properties fo:color="#000000" style:font-name="Arial1" fo:font-size="11pt" style:text-underline-style="none" style:font-size-asian="11pt" style:font-name-complex="Arial2" style:font-size-complex="11pt" style:text-scale="0%"/>
    </style:style>
    <style:style style:name="T11" style:family="text">
      <style:text-properties fo:color="#000000" style:font-name="Arial1" fo:font-size="11pt" fo:language="en" fo:country="AU" fo:font-style="italic" style:letter-kerning="true" style:font-name-asian="MS PGothic" style:font-size-asian="11pt" style:language-asian="en" style:country-asian="AU" style:font-style-asian="italic" style:font-name-complex="Arial2" style:font-size-complex="11pt"/>
    </style:style>
    <style:style style:name="T12" style:family="text">
      <style:text-properties fo:color="#000000" style:font-name="Arial1" fo:font-size="11pt" fo:language="en" fo:country="AU" style:letter-kerning="true" style:font-name-asian="MS PGothic" style:font-size-asian="11pt" style:language-asian="en" style:country-asian="AU" style:font-name-complex="Arial2" style:font-size-complex="11pt"/>
    </style:style>
    <style:style style:name="T13" style:family="text">
      <style:text-properties style:use-window-font-color="true" style:font-name="Helvetica" fo:font-size="12pt" style:font-name-asian="Helvetica" style:font-size-asian="12pt" style:font-name-complex="Helvetica" style:font-size-complex="12pt"/>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anorama with mt feathertop.jpg" draw:style-name="gr1" draw:text-style-name="P38" svg:width="25.517cm" svg:height="2.229cm" svg:x="0cm" svg:y="0cm">
        <draw:image xlink:href="Pictures/100000000000067B000000914D3C3F90.jpg" xlink:type="simple" xlink:show="embed" xlink:actuate="onLoad">
          <text:p/>
        </draw:image>
      </draw:frame>
      <text:p text:style-name="P10"><text:span text:style-name="T2"/></text:p>
      <text:p text:style-name="P7"><text:span text:style-name="T2"/></text:p>
      <text:p text:style-name="P7"><text:span text:style-name="T2">Personal details<text:tab/><text:tab/><text:tab/><text:tab/><text:tab/><text:tab/><text:tab/><text:tab/></text:span><text:span text:style-name="T10"> </text:span></text:p>
      <text:p text:style-name="P1"/>
      <text:p text:style-name="P7"><text:span text:style-name="T3">Name<text:tab/><text:tab/><text:tab/>Julia Baldauf </text:span><text:bookmark text:name="_GoBack"/></text:p>
      <text:p text:style-name="P7"><text:span text:style-name="T3">Email <text:tab/><text:tab/><text:tab/></text:span><text:a xlink:type="simple" xlink:href="mailto:julia.s.baldauf@gmail.com"><text:span text:style-name="T3">julia.s.baldauf@gmail.com</text:span></text:a></text:p>
      <text:p text:style-name="P8"/>
      <text:p text:style-name="P11">I am a passionate scientist with the drive to change the world for the better through my work in the field of research and innovation. I am a physicist by training having received both my masters and PhD in the field of Nanotechnology. After completing my PhD I am continually developing my professional capabilities in <text:s/>team leadership roles and strategic planing of projects. I am very passionate about building successful teams and driving positive and impactful project outcomes. Furthermore, I am continuously learning about new research fields in order to stay up to date and to be relevant in a fast changing - technology driven world.</text:p>
      <text:p text:style-name="P4"/>
      <text:p text:style-name="P13"/>
      <text:p text:style-name="P12"><text:span text:style-name="T2">Professional experience</text:span></text:p>
      <text:p text:style-name="P4"/>
      <text:p text:style-name="P14"><text:span text:style-name="T3">July 2015<text:tab/><text:tab/></text:span><text:span text:style-name="T2">IBM Research Australia</text:span><text:span text:style-name="T3">, Melbourne (AUS)</text:span></text:p>
      <text:p text:style-name="P19"><text:span text:style-name="T3">- November 2016<text:tab/>Staff Researcher</text:span></text:p>
      <text:p text:style-name="P20"/>
      <text:p text:style-name="P22"><text:span text:style-name="T13">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deep learning in the healthcare and finance sectors. This involved up skilling to machine learning. I focused on neural networks and worked on a project labelling OCT images of arteries. As a continuing member of the IDT team I helped to improve the Labs innovative output and mentoring others.</text:span><text:span text:style-name="T3">hers. </text:span></text:p>
      <text:p text:style-name="P20"/>
      <text:p text:style-name="P5"/>
      <text:p text:style-name="P14"><text:span text:style-name="T3">July 2013<text:tab/><text:tab/></text:span><text:span text:style-name="T2">IBM Research Australia</text:span><text:span text:style-name="T3">, Melbourne (AUS)</text:span></text:p>
      <text:p text:style-name="P19"><text:span text:style-name="T3">- June 2015<text:tab/><text:tab/>Postdoctoral Research Scientist</text:span></text:p>
      <text:p text:style-name="P5"/>
      <text:p text:style-name="P23">I was hired to work in the Bionanosensor team, setting up the experimental facilities and developing the strategic plan of the project. As this project got moved back to IBM Research Yorktown I moved in the <text:s/>Nanotechnology in Natural Resources team taking over the leadership of this team. I got enrolled in the IBM emerging talent program to help unfold my potential in this role and as a future leader. This team leadership role role involved strategic planning across the Australia Research Lab together with the other global Labs as well as working closely with clients. I successfully developed trustful relationships with clients by understanding their needs and proposing solutions resulting in signing a ‘Joint Study Agreement’ with Metso. Furthermore, I enabled this interdisciplinary team to work successfully together by defining a goal and providing guidance. I also contributed technically by learning new skills in the field of computational science resulting in two publications. Furthermore, I was appointed a member of the ‘Invention Disclosure Team’ to help drive the Labs innovation output.</text:p>
      <text:p text:style-name="P21"/>
      <text:p text:style-name="P21"/>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text:p>
      <text:p text:style-name="P12"><text:span text:style-name="T3">February 2013<text:tab/><text:tab/></text:span><text:span text:style-name="T2">University of Melbourne</text:span><text:span text:style-name="T3">,</text:span><text:span text:style-name="T2"> </text:span><text:span text:style-name="T3">Melbourne (AUS)</text:span></text:p>
      <text:p text:style-name="P12"><text:span text:style-name="T3">- April 2013<text:tab/><text:tab/>Research Assistant in Prof. Mulvaney’s group</text:span></text:p>
      <text:p text:style-name="P1"/>
      <text:p text:style-name="P24"><text:span text:style-name="T1">In this role I was responsible for the training of new users in the application of various instruments which I built/maintained during my time as a PhD student and knowledge transfer to help formulate new research questions and projects. I enjoy sharing my knowledge and expertise and I was always able to successfully develop and maintain relationships. This is reflected in my several co-authorship publications with different groups. I believe that one key factor in this success is my ability to show respect and interest towards people from different backgrounds and with diverse opinions, which gains me respect and trust in return. As part of this job I also helped writing and editing research grant applications.</text:span></text:p>
      <text:p text:style-name="P4"/>
      <text:p text:style-name="P26"/>
      <text:p text:style-name="P25"><text:span text:style-name="T3">January 2008<text:tab/><text:tab/></text:span><text:span text:style-name="T2">Max-Planck Institute for Extraterrestrial Physics</text:span><text:span text:style-name="T3">, Munich (GER)</text:span></text:p>
      <text:p text:style-name="P25"><text:span text:style-name="T3">- March 2008<text:tab/><text:tab/>Research Student in Dr. Predehl’s group</text:span></text:p>
      <text:p text:style-name="P28"><text:span text:style-name="T3">Testing X-Ray Detectors for the eROSITA project</text:span></text:p>
      <text:p text:style-name="P1"/>
      <text:p text:style-name="P25"><text:span text:style-name="T3">June 2007<text:tab/><text:tab/></text:span><text:span text:style-name="T2">University of Hawaii</text:span><text:span text:style-name="T3">, Honolulu (US)</text:span></text:p>
      <text:p text:style-name="P25"><text:span text:style-name="T3">- September 2007<text:tab/>Research Project for Undergraduates in Prof. Kudritzki’s group</text:span></text:p>
      <text:p text:style-name="P28"><text:span text:style-name="T3">Analyzing spectra of supergiants to determine their metallicity</text:span></text:p>
      <text:p text:style-name="P1"/>
      <text:p text:style-name="P25"><text:span text:style-name="T3">October 2006<text:tab/><text:tab/></text:span><text:span text:style-name="T2">Walther Meissner Institute</text:span><text:span text:style-name="T3">, Munich (GER)</text:span></text:p>
      <text:p text:style-name="P25"><text:span text:style-name="T3">- February 2007<text:tab/>Research Student in Prof. Hermann’s group</text:span></text:p>
      <text:p text:style-name="P28"><text:span text:style-name="T3">Designing a temperature controlled chamber for STM measurements</text:span><text:span text:style-name="T2"> </text:span></text:p>
      <text:p text:style-name="P1"/>
      <text:p text:style-name="P25"><text:span text:style-name="T3">July 2006<text:tab/><text:tab/></text:span><text:span text:style-name="T2">University of Southampton</text:span><text:span text:style-name="T3">, Southampton (UK)</text:span></text:p>
      <text:p text:style-name="P25"><text:span text:style-name="T3">- September 2006<text:tab/>Research Student in Prof. Pavlos Lagoudakis’s group</text:span></text:p>
      <text:p text:style-name="P29"><text:span text:style-name="T3">Setting up a temperature dependent TCSPC set-up, measuring energy transfer </text:span></text:p>
      <text:p text:style-name="P29"><text:span text:style-name="T3">from QDs to a quantum well</text:span><text:span text:style-name="T2"> </text:span></text:p>
      <text:p text:style-name="P2"/>
      <text:p text:style-name="P30"><text:span text:style-name="T3">March 2005 <text:tab/><text:tab/></text:span><text:span text:style-name="T2">Max-Planck Institute for Plasma Physics</text:span><text:span text:style-name="T3">, Munich (GER)</text:span></text:p>
      <text:p text:style-name="P25"><text:span text:style-name="T3">- April 2005<text:tab/><text:tab/>Research Student in Prof. Zohm’s group</text:span></text:p>
      <text:p text:style-name="P28"><text:span text:style-name="T3">Simulation and Analysis of the temperature profile in the Tokamak ASDEX</text:span><text:span text:style-name="T2"> </text:span></text:p>
      <text:p text:style-name="P4"/>
      <text:p text:style-name="P25"><text:span text:style-name="T3">November 2002<text:tab/></text:span><text:span text:style-name="T2">Siemens</text:span><text:span text:style-name="T3">, Munich (GER)</text:span></text:p>
      <text:p text:style-name="P25"><text:span text:style-name="T3">- January 2005<text:tab/>Student Placement</text:span></text:p>
      <text:p text:style-name="P28"><text:span text:style-name="T3">Testing work capacity of MOSFETs</text:span><text:span text:style-name="T2"> </text:span></text:p>
      <text:p text:style-name="P1"/>
      <text:p text:style-name="P25"><text:span text:style-name="T3">July 2002 <text:tab/><text:tab/></text:span><text:span text:style-name="T2">Siemens</text:span><text:span text:style-name="T3">, Beeston (UK)</text:span></text:p>
      <text:p text:style-name="P25"><text:span text:style-name="T3">- September 2002<text:tab/>Student Placement</text:span></text:p>
      <text:p text:style-name="P28"><text:span text:style-name="T3">Translating a phone user interface</text:span><text:span text:style-name="T2"> </text:span></text:p>
      <text:p text:style-name="P4"/>
      <text:p text:style-name="P9"/>
      <text:p text:style-name="P7"><text:span text:style-name="T2">Education</text:span></text:p>
      <text:p text:style-name="P4"/>
      <text:p text:style-name="P14"><text:span text:style-name="T3">June 2009<text:tab/><text:tab/></text:span><text:span text:style-name="T2">PhD in Philosophy, </text:span><text:span text:style-name="T3">University of Melbourne, Melbourne (AUS)</text:span></text:p>
      <text:p text:style-name="P14"><text:span text:style-name="T3">- February 2013<text:tab/>Nanoparticle Group (Prof. Mulvaney)</text:span></text:p>
      <text:p text:style-name="P1"/>
      <text:p text:style-name="P15"><text:span text:style-name="T3">Thesis Title: </text:span><text:span text:style-name="T2">The effects of External Fields on the Optical Properties of Nanocrystals.</text:span><text:span text:style-name="T3"> Nanocrystals are promising candidates for applications like LEDs, solar cells and bio labels. My PhD projects gained insights in the stability of Nanocrystals under different conditions to help pave the way for their successful implementation in these applications.</text:span></text:p>
      <text:p text:style-name="P1"/>
      <text:p text:style-name="P14"><text:soft-page-break/><text:span text:style-name="T3"/></text:p>
      <text:p text:style-name="P14"><text:span text:style-name="T3">November 2002<text:tab/></text:span><text:span text:style-name="T2">Master in Physics, </text:span><text:span text:style-name="T3">Ludwig-Maximillian’s University, Munich (GER)</text:span></text:p>
      <text:p text:style-name="P7"><text:span text:style-name="T3">- March 2009<text:tab/><text:tab/>Photonics and Optoelectronics Group (Prof. Feldmann)</text:span></text:p>
      <text:p text:style-name="P1"/>
      <text:p text:style-name="P27"><text:span text:style-name="T3">Thesis Title: </text:span><text:span text:style-name="T2">Size dependent Luminescence of Semiconductor Nanocrystals. </text:span><text:span text:style-name="T3">Nanoscience creates a wealth of new materials, during my master degree I investigated the effect of shape on the properties of these novel materials.</text:span></text:p>
      <text:p text:style-name="P1"/>
      <text:p text:style-name="P7"><text:span text:style-name="T3">September 2005<text:tab/></text:span><text:span text:style-name="T2">ERASMUS Scholar, </text:span><text:span text:style-name="T3">University of Seville, Seville (ESP)</text:span></text:p>
      <text:p text:style-name="P7"><text:span text:style-name="T3">– March 2006<text:tab/><text:tab/>Coursework in Physics</text:span></text:p>
      <text:p text:style-name="P4"/>
      <text:p text:style-name="P9"/>
      <text:p text:style-name="P9"/>
      <text:p text:style-name="P7"><text:span text:style-name="T2">Professional Development</text:span></text:p>
      <text:p text:style-name="P4"/>
      <text:p text:style-name="P14"><text:span text:style-name="T3">August 2016<text:tab/><text:tab/>JavaScript Basics – Udacity Course</text:span></text:p>
      <text:p text:style-name="P14"><text:span text:style-name="T3">August 2016<text:tab/><text:tab/>Intro to HTML and CSS – Udacity Course</text:span></text:p>
      <text:p text:style-name="P14"><text:span text:style-name="T3">July 2016<text:tab/><text:tab/>Web Development – Udacity Course</text:span></text:p>
      <text:p text:style-name="P14"><text:span text:style-name="T3">June 2016<text:tab/><text:tab/>Software Development Process - Udacity Course</text:span></text:p>
      <text:p text:style-name="P14"><text:span text:style-name="T3">October 2015<text:tab/><text:tab/>Deep Learning Course</text:span></text:p>
      <text:p text:style-name="P14"><text:span text:style-name="T3">July 2015<text:tab/><text:tab/>Python Course – University of Melbourne</text:span></text:p>
      <text:p text:style-name="P14"><text:span text:style-name="T3">March 2015<text:tab/><text:tab/>IBM Emerging Leaders – Leading High Performance</text:span></text:p>
      <text:p text:style-name="P14"><text:span text:style-name="T3">March 2015<text:tab/><text:tab/>IBM Emerging Leaders – Strategy and Finance for Leaders</text:span></text:p>
      <text:p text:style-name="P14"><text:span text:style-name="T3">October 2014<text:tab/><text:tab/>IBM Emerging Leaders – Leading Relationship</text:span></text:p>
      <text:p text:style-name="P14"><text:span text:style-name="T3">August 2014<text:tab/><text:tab/>MD Workshop – University of Melbourne</text:span></text:p>
      <text:p text:style-name="P7"><text:span text:style-name="T3">March 2014<text:tab/><text:tab/>Leadership in a Project Team Environment -IBM</text:span></text:p>
      <text:p text:style-name="P14"><text:span text:style-name="T3">October 2013<text:tab/><text:tab/>Creativity, Innovation and Change - <text:s/>Coursera Course</text:span></text:p>
      <text:p text:style-name="P14"><text:span text:style-name="T3">September 2013<text:tab/>Virology l – How viruses work - Coursera Course</text:span></text:p>
      <text:p text:style-name="P14"><text:span text:style-name="T3">August 2013<text:tab/><text:tab/>Drug Discovery, Development &amp; Commercialization - Coursera Course</text:span></text:p>
      <text:p text:style-name="P14"><text:span text:style-name="T3">July 2013<text:tab/><text:tab/>Cell Biology - Coursera Course</text:span></text:p>
      <text:p text:style-name="P4"/>
      <text:p text:style-name="P9"/>
      <text:p text:style-name="P7"><text:span text:style-name="T2">Publications &amp; Patents</text:span></text:p>
      <text:p text:style-name="P1"/>
      <text:p text:style-name="P7"><text:span text:style-name="T3">S. Rohrmoser, J. Baldauf, S. Sapra, A. Eychmüller, I. M. Watson, R. T. Harley and P. G. Lagoudakis</text:span></text:p>
      <text:p text:style-name="P7"><text:span text:style-name="T6">“Temperature Dependence of Exciton Transfer in Hybrid </text:span><text:span text:style-name="T3">Quantum</text:span><text:span text:style-name="T6"> Well/Nanocrystal Heterostructures”</text:span><text:span text:style-name="T3">,</text:span></text:p>
      <text:p text:style-name="P7"><text:span text:style-name="T3">Applied Physics Letters 91 (2007)</text:span></text:p>
      <text:p text:style-name="P1"/>
      <text:p text:style-name="P14"><text:span text:style-name="T3">C. Mauser, E. Da Como, J. Baldauf, A. L. Rogach, J. Huang, D. V. Talapin, and J. Feldmann </text:span></text:p>
      <text:p text:style-name="P14"><text:span text:style-name="T3">“</text:span><text:span text:style-name="T6">Spatio-temporal dynamics of coupled electrons and holes in nanosize CdSe-CdS semiconductor tetrapods” </text:span><text:span text:style-name="T3">Physical Review B 82 (2010) (Selected for the Virtual Journal of Nanoscale Science </text:span></text:p>
      <text:p text:style-name="P14"><text:span text:style-name="T3">and Technology 22 (2010) and the Virtual Journal of Ultrafast Science 9 (2010))</text:span></text:p>
      <text:p text:style-name="P1"/>
      <text:p text:style-name="P14"><text:span text:style-name="T3">B. Mashford, J. Baldauf, T. Nguyen, A. Funston and P. Mulvaney </text:span></text:p>
      <text:p text:style-name="P14"><text:span text:style-name="T6">“Synthesis of Quantum Dot Doped Chalcogenide Glasses – via Sol-gel Processing”</text:span><text:span text:style-name="T3"> </text:span></text:p>
      <text:p text:style-name="P7"><text:span text:style-name="T3">Journal of Applied Physics 109 (2011)</text:span></text:p>
      <text:p text:style-name="P1"/>
      <text:p text:style-name="P7"><text:span text:style-name="T3">Antonello, E. Della Gaspera. J. Baldauf, G. Mattei and A. Martucci </text:span></text:p>
      <text:p text:style-name="P7"><text:span text:style-name="T6">“Improved thermal stability of Au nanorods by use of photosensitive layered titanates for gas </text:span></text:p>
      <text:p text:style-name="P14"><text:span text:style-name="T6">sensing application”</text:span><text:span text:style-name="T3"> Journal of Materials Chemistry (2011)</text:span></text:p>
      <text:p text:style-name="P3"/>
      <text:p text:style-name="P14"><text:span text:style-name="T4">E. Della Gaspera, M. Karg, J. Baldauf, J. Jasieniak, G. Maggioni and A. Martucci,</text:span></text:p>
      <text:p text:style-name="P14"><text:span text:style-name="T4">“</text:span><text:span text:style-name="T7">Au Nanoparticle Monolayers Covered with Sol Gel Oxide Thin Films: Optical and </text:span></text:p>
      <text:p text:style-name="P14"><text:soft-page-break/><text:span text:style-name="T7">Morphological Study</text:span><text:span text:style-name="T4">” Langmuir (2011)</text:span></text:p>
      <text:p text:style-name="P6"/>
      <text:p text:style-name="P14"><text:span text:style-name="T4">S. Barrow, X. Wei, J. Baldauf, A. Funston, and P. Mulvaney </text:span></text:p>
      <text:p text:style-name="P14"><text:span text:style-name="T7">“The Self-Assembly and Plasmon Modes of Three dimensional Gold Tetramers, Pentamers and Hexamers” <text:s/></text:span><text:span text:style-name="T4">Nature Communications 3 (2012)</text:span></text:p>
      <text:p text:style-name="P17"/>
      <text:p text:style-name="P14"><text:span text:style-name="T4">S. Murphy, K. Boldt, J. Baldauf and P. Mulvaney</text:span></text:p>
      <text:p text:style-name="P14"><text:span text:style-name="T7">“Effect of different atmosphere on the QD luminescence”</text:span><text:span text:style-name="T4"> Submitted to Nano Letters</text:span></text:p>
      <text:p text:style-name="P16"/>
      <text:p text:style-name="P14"><text:span text:style-name="T4">J. Baldauf, A. Makarucha, M. Downton and G. Yiapanis</text:span></text:p>
      <text:p text:style-name="P14"><text:span text:style-name="T7">“Fullerene-fullerene interactions in water: A molecular dynamic study”</text:span><text:span text:style-name="T4"> Submitted to J. Phys. Chem. C</text:span></text:p>
      <text:p text:style-name="P16"/>
      <text:p text:style-name="P14"><text:span text:style-name="T4">G. Yiapanis, A. Makarucha, J. Baldauf and M. Downton </text:span></text:p>
      <text:p text:style-name="P14"><text:span text:style-name="T7">“</text:span><text:span text:style-name="T8">Fullerenes and their hydrophobic characteristics: A molecular dynamics study</text:span><text:span text:style-name="T7">”</text:span><text:span text:style-name="T4"> Submitted to Nanoscale</text:span></text:p>
      <text:p text:style-name="P17"/>
      <text:p text:style-name="P14"><text:span text:style-name="T4">J. Baldauf, C. Schieber and S. Harrer</text:span></text:p>
      <text:p text:style-name="P14"><text:span text:style-name="T7">“</text:span><text:span text:style-name="T11">Directed surface functionalization on selected surface areas of topographical features with nanometer resolution”</text:span><text:span text:style-name="T4"> </text:span><text:span text:style-name="T5">10/15/2013</text:span><text:span text:style-name="T3"> filed as Docket</text:span><text:span text:style-name="T5"> YOR920130807US1</text:span><text:span text:style-name="T3"> in US</text:span></text:p>
      <text:p text:style-name="P17"/>
      <text:p text:style-name="P14"><text:span text:style-name="T4">J. Baldauf, C. Schieber and S. Harrer</text:span></text:p>
      <text:p text:style-name="P14"><text:span text:style-name="T7">“</text:span><text:span text:style-name="T11">Nano fluidic sensor comprising spatially separated functional sensing components”</text:span><text:span text:style-name="T7"> </text:span></text:p>
      <text:p text:style-name="P14"><text:span text:style-name="T5">10/15/2013</text:span><text:span text:style-name="T3"> Filed as Docket</text:span><text:span text:style-name="T5"> YOR920130891US1 </text:span><text:span text:style-name="T3">in US</text:span></text:p>
      <text:p text:style-name="Standard"><text:span text:style-name="T4"><text:tab/></text:span></text:p>
      <text:p text:style-name="P14"><text:span text:style-name="T4">J. Baldauf, C. Schieber, S. Harrer and J. Wagner</text:span></text:p>
      <text:p text:style-name="P7"><text:span text:style-name="T7">“</text:span><text:span text:style-name="T11">Tunable piezo-driven sieve consisting of a multi-nanopore chip”</text:span><text:span text:style-name="T7"> </text:span></text:p>
      <text:p text:style-name="P14"><text:span text:style-name="T5">08/07/2014</text:span><text:span text:style-name="T3"> published in Technical Disclosure Bulletin </text:span></text:p>
      <text:p text:style-name="P17"/>
      <text:p text:style-name="P14"><text:span text:style-name="T3">J. Baldauf, M. Downton, N. Gunn, S. Harrer, S. Kannam, C. Schieber, J. Wagner</text:span></text:p>
      <text:p text:style-name="P14"><text:span text:style-name="T4">“</text:span><text:span text:style-name="T12">Detection of translocation event using grapheme-based nanopore assemblies”</text:span></text:p>
      <text:p text:style-name="P14"><text:span text:style-name="T5">06/26/2014</text:span><text:span text:style-name="T3"> Filed as Docket</text:span><text:span text:style-name="T5"> YOR920140181US1</text:span><text:span text:style-name="T3">in US</text:span><text:span text:style-name="T4"> </text:span></text:p>
      <text:p text:style-name="P17"/>
      <text:p text:style-name="P14"><text:span text:style-name="T4">J. Baldauf, A. </text:span><text:span text:style-name="T3">Bojovschi, and S. Moore </text:span></text:p>
      <text:p text:style-name="P14"><text:span text:style-name="T4">“</text:span><text:span text:style-name="T12">Engulfed nano/micro bubbles for improved recovery of large particles in a flotation cell”</text:span><text:span text:style-name="T4"> </text:span></text:p>
      <text:p text:style-name="P14"><text:span text:style-name="T5">07/14/2015</text:span><text:span text:style-name="T3"> Filed as Docket</text:span><text:span text:style-name="T5"> YOR920140437US1</text:span><text:span text:style-name="T3">in US</text:span></text:p>
      <text:p text:style-name="P17"/>
      <text:p text:style-name="P14"><text:span text:style-name="T4">J. Baldauf, C. Schieber, P. Rogers, A. </text:span><text:span text:style-name="T3">Bojovschi, and S. Moore </text:span></text:p>
      <text:p text:style-name="P7"><text:span text:style-name="T7">“</text:span><text:span text:style-name="T11">Nanobubbles for enhanced interaction between solids and gas volumes”</text:span></text:p>
      <text:p text:style-name="P7"><text:span text:style-name="T3">Filed as Docket</text:span><text:span text:style-name="T5"> YOR920150002US1</text:span><text:span text:style-name="T3"> in US</text:span><text:span text:style-name="T4"> </text:span></text:p>
      <text:p text:style-name="P17"/>
      <text:p text:style-name="P14"><text:span text:style-name="T4">J. Baldauf, D. </text:span><text:span text:style-name="T3">Beurle, M. Downton, S. Moore, C. Schieber, G. Yiapanis</text:span></text:p>
      <text:p text:style-name="P14"><text:span text:style-name="T7">“</text:span><text:span text:style-name="T11">Flowfield sensors for monitoring liquid flow”</text:span><text:span text:style-name="T7"> </text:span></text:p>
      <text:p text:style-name="P14"><text:span text:style-name="T5">09/07/2015</text:span><text:span text:style-name="T3"> Filed as Docket</text:span><text:span text:style-name="T5"> YOR920150333US1 </text:span><text:span text:style-name="T3">in US</text:span></text:p>
      <text:p text:style-name="P18"/>
      <text:p text:style-name="P14"><text:span text:style-name="T4">J. Baldauf, C. Schieber, A. <text:s/></text:span><text:span text:style-name="T3">Bojovschi, B. Mashford,  G. Yiapanis, M. Downton</text:span></text:p>
      <text:p text:style-name="P14"><text:span text:style-name="T7">“</text:span><text:span text:style-name="T11">Froth flotation with anisotropic particle collectors”</text:span><text:span text:style-name="T4"> Filed as Docket </text:span><text:span text:style-name="T5">YOR920151300US1</text:span><text:span text:style-name="T3"> in US</text:span></text:p>
      <text:p text:style-name="P18"/>
      <text:p text:style-name="P14"><text:span text:style-name="T4">J. Baldauf, A. <text:s/></text:span><text:span text:style-name="T3">Bojovschi, B. Mashford, G. Yiapanis, A. Makarucha</text:span></text:p>
      <text:p text:style-name="P7"><text:span text:style-name="T7">“</text:span><text:span text:style-name="T11">A system and method for gold deposit identification”</text:span><text:span text:style-name="T7"> </text:span></text:p>
      <text:p text:style-name="P14"><text:span text:style-name="T5">02/11/2016</text:span><text:span text:style-name="T3"> published in Technical Disclosure Bulletin </text:span></text:p>
      <text:p text:style-name="P16"/>
      <text:p text:style-name="P14"><text:span text:style-name="T4">J. Baldauf</text:span><text:span text:style-name="T3">, B. Mashford, A. Makarucha</text:span></text:p>
      <text:p text:style-name="P7"><text:span text:style-name="T7">“</text:span><text:span text:style-name="T11">Real-time detection of emergency situations via cognitive analysis of audio data streams”</text:span><text:span text:style-name="T7"> </text:span></text:p>
      <text:p text:style-name="P14"><text:span text:style-name="T5">01/11/2016</text:span><text:span text:style-name="T3"> published in Technical Disclosure Bulletin </text:span></text:p>
      <text:p text:style-name="P16"><text:soft-page-break/></text:p>
      <text:p text:style-name="P14"><text:span text:style-name="T4">J. Baldauf, </text:span><text:span text:style-name="T3">B. Mashford, J. De Hoog, K. Abdulla</text:span></text:p>
      <text:p text:style-name="P14"><text:span text:style-name="T7">“</text:span><text:span text:style-name="T11">Optimal distributed energy resource management system”</text:span><text:span text:style-name="T4"> Filed as Docket </text:span><text:span text:style-name="T5">YOR920160837US1 in US</text:span></text:p>
      <text:p text:style-name="P16"/>
      <text:p text:style-name="P8"/>
      <text:p text:style-name="P7"><text:span text:style-name="T2">Awards</text:span></text:p>
      <text:p text:style-name="P4"/>
      <text:p text:style-name="P7"><text:span text:style-name="T3">July 2016<text:tab/><text:tab/>Professional Fellowship with Pollinate Energy</text:span></text:p>
      <text:p text:style-name="P7"><text:span text:style-name="T3">May 2016<text:tab/><text:tab/>High Value Patent Application Award</text:span></text:p>
      <text:p text:style-name="P7"><text:span text:style-name="T3">March 2016<text:tab/><text:tab/>IBM Third Patent Plateau Award</text:span></text:p>
      <text:p text:style-name="P7"><text:span text:style-name="T3">August 2015<text:tab/><text:tab/>IBM Second Patent Plateau Award</text:span></text:p>
      <text:p text:style-name="P7"><text:span text:style-name="T3">June 2014<text:tab/><text:tab/>IBM First Patent Plateau Award</text:span></text:p>
      <text:p text:style-name="P7"><text:span text:style-name="T3">March 2014<text:tab/><text:tab/>IBM Emerging Talent Program</text:span></text:p>
      <text:p text:style-name="P7"><text:span text:style-name="T3">June 2012<text:tab/><text:tab/>Australian Nanotechnology Network (ANN) Young Nanoscience <text:tab/><text:tab/><text:tab/><text:tab/><text:tab/><text:tab/><text:tab/>Ambassador Award</text:span></text:p>
      <text:p text:style-name="P7"><text:span text:style-name="T3">June 2011<text:tab/><text:tab/>University of Melbourne Overseas Research Experience Scholarship</text:span></text:p>
      <text:p text:style-name="P31"><text:span text:style-name="T3">June 2009<text:tab/><text:tab/><text:tab/>University of Melbourne International Postgraduate Research Scholarship <text:tab/><text:tab/><text:tab/>and Science Faculty Scholarship</text:span></text:p>
      <text:p text:style-name="P31"><text:span text:style-name="T3">May 2007 <text:tab/><text:tab/><text:tab/>German Academic Exchange Service (DAAD) Travel Scholarship</text:span></text:p>
      <text:p text:style-name="P31"><text:span text:style-name="T3">May 2007<text:tab/><text:tab/><text:tab/>Research Experiences for Undergraduates (REU) Scholarship</text:span></text:p>
      <text:p text:style-name="P31"><text:span text:style-name="T3">September 2005<text:tab/>ERASMUS Travel Scholarship</text:span></text:p>
      <text:p text:style-name="P31"><text:span text:style-name="T3">April 2004<text:tab/><text:tab/><text:tab/>Wilhelm and Else Hereaus Foundation Travel Award</text:span></text:p>
      <text:p text:style-name="P31"><text:span text:style-name="T3">October 2002 <text:tab/><text:tab/><text:tab/>Siemens Young Ladies of Technology Network Member (YOLANTE)</text:span></text:p>
      <text:p text:style-name="P31"><text:span text:style-name="T3">- March 2009</text:span></text:p>
      <text:p text:style-name="P4"/>
      <text:p text:style-name="P9"/>
      <text:p text:style-name="P7"><text:span text:style-name="T2">Volunteer &amp; Representative Work</text:span></text:p>
      <text:p text:style-name="P4"/>
      <text:p text:style-name="Standard"><text:span text:style-name="T2"><text:tab/></text:span></text:p>
      <text:p text:style-name="Standard"><text:span text:style-name="T2"><text:tab/></text:span><text:span text:style-name="T3">October 2016<text:tab/><text:tab/><text:tab/>Volunteer in Lucknow, India for Pollinate Energy</text:span></text:p>
      <text:p text:style-name="Standard"><text:span text:style-name="T3"><text:tab/>September 2016<text:tab/><text:tab/>Organised IBM Research’s involvement at EXITE Camp</text:span></text:p>
      <text:p text:style-name="P7"><text:span text:style-name="T3">July 2016<text:tab/><text:tab/><text:tab/>Joined VR Hackathon on urban sustainability in Melbourne</text:span></text:p>
      <text:p text:style-name="Standard"><text:span text:style-name="T3"><text:tab/>January 2016<text:tab/><text:tab/><text:tab/>Volunteer for “ICT in schools” program <text:s/></text:span></text:p>
      <text:p text:style-name="P7"><text:span text:style-name="T3">October 2015<text:tab/><text:tab/><text:tab/>Helped organising a ‘Second to give’ fundraiser event</text:span></text:p>
      <text:p text:style-name="P7"><text:span text:style-name="T3">September 2015<text:tab/><text:tab/>Organised IBM Research’s involvement at the EXITE Camp</text:span></text:p>
      <text:p text:style-name="P7"><text:span text:style-name="T3">April 2015<text:tab/><text:tab/><text:tab/>Volunteer in Nepal for Journey to Nepal Organisation</text:span></text:p>
      <text:p text:style-name="Standard"><text:span text:style-name="T3"><text:tab/>May2014/May 2015<text:tab/><text:tab/>Volunteer for Foundation of Young Australians</text:span></text:p>
      <text:p text:style-name="Standard"><text:span text:style-name="T3"><text:tab/>September 2014<text:tab/><text:tab/>Presented at the IBM EXITE Camp</text:span></text:p>
      <text:p text:style-name="Standard"><text:span text:style-name="T3"><text:tab/>November 2013<text:tab/><text:tab/>Volunteer for Residential Indigenous Science Experience</text:span></text:p>
      <text:p text:style-name="P7"><text:span text:style-name="T3">June 2011<text:tab/><text:tab/><text:tab/>Volunteer at BIO21 Open Day (Nanotechnology Stand)</text:span></text:p>
      <text:p text:style-name="Standard"><text:span text:style-name="T3"><text:tab/>October 2011 - 2013<text:tab/><text:tab/>Volunteer for “Scientist in Schools Program” of CSIRO</text:span></text:p>
      <text:p text:style-name="Standard"><text:span text:style-name="T3"><text:tab/>September 2011<text:tab/><text:tab/>Organizer of a Careers Expo for undergraduate students</text:span></text:p>
      <text:p text:style-name="Standard"><text:span text:style-name="T3"><text:tab/>April 2011 - April 2012<text:tab/>President - Chemistry Postgraduate Society</text:span></text:p>
      <text:p text:style-name="Standard"><text:span text:style-name="T3"><text:tab/>October 2010<text:tab/><text:tab/><text:tab/>Postgraduate Student Representative at School of Chemistry Retreat</text:span></text:p>
      <text:p text:style-name="Standard"><text:span text:style-name="T3"><text:tab/>August 2010<text:tab/><text:tab/><text:tab/>Volunteer at Open Day of the University of Melbourne</text:span></text:p>
      <text:p text:style-name="Standard"><text:span text:style-name="T3"><text:tab/>August 2010<text:tab/><text:tab/><text:tab/>Representative at Nanotechnology stand at Herald Sun </text:span></text:p>
      <text:p text:style-name="P32"><text:span text:style-name="T3">Home and Garden Expo</text:span></text:p>
      <text:p text:style-name="P7"><text:span text:style-name="T3">June 2010<text:tab/><text:tab/><text:tab/>Postgraduate Student Representative at School of Chemistry Planning Day</text:span></text:p>
      <text:p text:style-name="P7"><text:span text:style-name="T3">Since May 2010<text:tab/><text:tab/>Australian Nanotechnology Network Member</text:span></text:p>
      <text:p text:style-name="P7"><text:span text:style-name="T3">April 2010 - April 2011<text:tab/>Treasurer - Chemistry Postgraduate Society</text:span></text:p>
      <text:p text:style-name="P7"><text:span text:style-name="T3">August 2009 - April 2012 <text:tab/>Chemistry Postgraduate Society Member</text:span></text:p>
      <text:p text:style-name="P7"><text:span text:style-name="T3">Since February 2007<text:tab/><text:tab/>Deutsche Physikalische Gesellschaft Member</text:span></text:p>
      <text:p text:style-name="P1"/>
      <text:p text:style-name="P9"><text:soft-page-break/></text:p>
      <text:p text:style-name="P9"/>
      <text:p text:style-name="P9"/>
      <text:p text:style-name="P9"/>
      <text:p text:style-name="P7"><text:span text:style-name="T2">Skill Set</text:span></text:p>
      <text:p text:style-name="P14"><text:span text:style-name="T2">Computational:</text:span><text:span text:style-name="T3"> Python, C++, Bash, Machine Learning (Tensorflow), Molecular Dynamics Simulations (Lammps, Colvars), VMD, Computational Fluid Dynamics (OpenFOAM), Software (Igor, Latex, Labview, Open Office Programs, Lotus Notes, Adobe Illustrator), Operating Systems (Mac, Linux, Windows), Google App Engine, HTML, CSS, JavaScript</text:span></text:p>
      <text:p text:style-name="P14"><text:span text:style-name="T2">Experimental: </text:span><text:span text:style-name="T3">Scanning Electron Microscopy, Focues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4"/>
      <text:p text:style-name="P7"><text:span text:style-name="T2">Transferable Competencies: </text:span></text:p>
      <text:list xml:id="list1785041366" text:style-name="L1">
        <text:list-item>
          <text:p text:style-name="P37"><text:span text:style-name="T4">Establishing and managing collaborative research projects with an aim to build synergies</text:span></text:p>
        </text:list-item>
        <text:list-item>
          <text:p text:style-name="P37"><text:span text:style-name="T4">Excellent communication skills (thesis, scientific journals and presentations)</text:span></text:p>
        </text:list-item>
        <text:list-item>
          <text:p text:style-name="P37"><text:span text:style-name="T4">Hands-on experience in teaching, demonstrating to others, mentoring and public speaking</text:span></text:p>
        </text:list-item>
        <text:list-item>
          <text:p text:style-name="P37"><text:span text:style-name="T4">Managing multiple tasks concurrently</text:span></text:p>
        </text:list-item>
        <text:list-item>
          <text:p text:style-name="P37"><text:span text:style-name="T4">Working independently or within a team, including interdisciplinary collaborations</text:span></text:p>
        </text:list-item>
        <text:list-item>
          <text:p text:style-name="P37"><text:span text:style-name="T4">Fast learning and aptitude</text:span></text:p>
        </text:list-item>
        <text:list-item>
          <text:p text:style-name="P37"><text:span text:style-name="T4">Ability to develop excellent working relationships with a diverse range of people</text:span></text:p>
        </text:list-item>
        <text:list-item>
          <text:p text:style-name="P37"><text:span text:style-name="T4">Passion for ongoing learning and a strong belief in always applying myself to my personal best</text:span></text:p>
        </text:list-item>
        <text:list-item>
          <text:p text:style-name="P37"><text:span text:style-name="T4">Self-motivated with enthusiasm and energy to achieve career goals</text:span></text:p>
        </text:list-item>
        <text:list-item>
          <text:p text:style-name="P37"><text:span text:style-name="T4">Logical, dynamic, entrepreneurial thinker with strong analytical and research skills</text:span></text:p>
        </text:list-item>
        <text:list-item>
          <text:p text:style-name="P37"><text:span text:style-name="T4">Excellent problem solving skills due to a holistic and provident thinking approach</text:span></text:p>
        </text:list-item>
        <text:list-item>
          <text:p text:style-name="P37"><text:span text:style-name="T4">Managing projects according to time, budget and performance</text:span></text:p>
        </text:list-item>
        <text:list-item>
          <text:p text:style-name="P37"><text:span text:style-name="T4">Optimistic attitude towards life in general</text:span></text:p>
        </text:list-item>
        <text:list-item>
          <text:p text:style-name="P37"><text:span text:style-name="T4">Taking initiative in creating a social atmosphere at work <text:s/></text:span></text:p>
        </text:list-item>
        <text:list-item>
          <text:p text:style-name="P37"><text:span text:style-name="T4">Vital part in the Beach volleyball community thanks to social and team skills</text:span></text:p>
        </text:list-item>
      </text:list>
      <text:p text:style-name="P1"/>
      <text:p text:style-name="P9"/>
      <text:p text:style-name="P7"><text:span text:style-name="T2">Languages</text:span></text:p>
      <text:p text:style-name="P4"/>
      <text:p text:style-name="P7"><text:span text:style-name="T3">German (native), English (fluent), Spanish (good), French (basic)<text:tab/></text:span></text:p>
      <text:p text:style-name="P1"/>
      <text:p text:style-name="P9"/>
      <text:p text:style-name="P7"><text:span text:style-name="T2">Other Interests</text:span></text:p>
      <text:p text:style-name="P4"/>
      <text:p text:style-name="P14"><text:span text:style-name="T3">Rock climbing, Beach volleyball (including representing Victoria), Mountaineering, Yoga, Reading, Traveling, Sustainable Living, Gardening<text:tab/></text:span></text:p>
      <text:p text:style-name="P4"/>
      <text:p text:style-name="P9"/>
      <text:p text:style-name="P7"><text:span text:style-name="T2">Referees</text:span></text:p>
      <text:p text:style-name="P4"/>
      <text:p text:style-name="P7"><text:span text:style-name="T3">Prof. Paul Mulvaney, Group Leader - Nanoparticle Group University of Melbourne</text:span></text:p>
      <text:p text:style-name="P7"><text:span text:style-name="T3">2/30 Flemington Road, Parkville VIC 3010, +61-3-8344-2405, mulvaney@unimelb.edu.au </text:span></text:p>
      <text:p text:style-name="P33"><text:span text:style-name="T3"><text:tab/>Additional references available on request.</text:span></text:p>
      <text:p text:style-name="P1"><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6.35cm" fo:margin-right="0cm" fo:text-indent="-4.445cm"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635cm" fo:margin-left="2.519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7.50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8.777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10.04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11.317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12.587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3.85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5.127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6.39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7.6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2.037cm" fo:text-indent="-2.037cm" fo:margin-left="2.037cm"/>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3.942cm" fo:text-indent="-2.037cm" fo:margin-left="3.942cm"/>
        </style:list-level-properties>
      </text:list-level-style-number>
      <text:list-level-style-number text:level="3" style:num-format="1" text:display-levels="3">
        <style:list-level-properties text:list-level-position-and-space-mode="label-alignment">
          <style:list-level-label-alignment text:label-followed-by="listtab" text:list-tab-stop-position="5.847cm" fo:text-indent="-2.037cm" fo:margin-left="5.847cm"/>
        </style:list-level-properties>
      </text:list-level-style-number>
      <text:list-level-style-number text:level="4" style:num-format="1" text:display-levels="4">
        <style:list-level-properties text:list-level-position-and-space-mode="label-alignment">
          <style:list-level-label-alignment text:label-followed-by="listtab" text:list-tab-stop-position="7.752cm" fo:text-indent="-2.037cm" fo:margin-left="7.752cm"/>
        </style:list-level-properties>
      </text:list-level-style-number>
      <text:list-level-style-number text:level="5" style:num-format="1" text:display-levels="5">
        <style:list-level-properties text:list-level-position-and-space-mode="label-alignment">
          <style:list-level-label-alignment text:label-followed-by="listtab" text:list-tab-stop-position="9.657cm" fo:text-indent="-2.037cm" fo:margin-left="9.657cm"/>
        </style:list-level-properties>
      </text:list-level-style-number>
      <text:list-level-style-number text:level="6" style:num-format="1" text:display-levels="6">
        <style:list-level-properties text:list-level-position-and-space-mode="label-alignment">
          <style:list-level-label-alignment text:label-followed-by="listtab" text:list-tab-stop-position="12.065cm" fo:text-indent="-2.54cm" fo:margin-left="12.065cm"/>
        </style:list-level-properties>
      </text:list-level-style-number>
      <text:list-level-style-number text:level="7"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style:num-format="1" text:display-levels="8">
        <style:list-level-properties text:list-level-position-and-space-mode="label-alignment">
          <style:list-level-label-alignment text:label-followed-by="listtab" text:list-tab-stop-position="16.51cm" fo:text-indent="-3.175cm" fo:margin-left="16.51cm"/>
        </style:list-level-properties>
      </text:list-level-style-number>
      <text:list-level-style-number text:level="9"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3.115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4.385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65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92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8.19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9.46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735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2.005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27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7.50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8.777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10.04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11.317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12.587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3.85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5.127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6.39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7.6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635cm" fo:margin-left="3.122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4.392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662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932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8.202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9.47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742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2.012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28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3" style:num-format="1" text:display-levels="3">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6" style:num-format="1" text:display-levels="6">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7" style:num-format="1" text:display-levels="7">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8" style:num-format="1" text:display-levels="8">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9" style:num-format="1" text:display-levels="9">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1">
      <style:paragraph-properties style:page-number="auto"/>
    </style:style>
    <style:style style:name="MP2" style:family="paragraph" style:parent-style-name="Footer" style:master-page-name="Converted3">
      <style:paragraph-properties style:page-number="auto">
        <style:tab-stops>
          <style:tab-stop style:position="9.525cm" style:type="center"/>
          <style:tab-stop style:position="20.003cm" style:type="right"/>
        </style:tab-stops>
      </style:paragraph-properties>
    </style:style>
    <style:style style:name="MP3" style:family="paragraph" style:parent-style-name="Footer">
      <style:paragraph-properties>
        <style:tab-stops>
          <style:tab-stop style:position="9.525cm" style:type="center"/>
          <style:tab-stop style:position="20.003cm" style:type="right"/>
        </style:tab-stops>
      </style:paragraph-properties>
    </style:style>
    <style:style style:name="M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6cm" fo:margin-left="0.34cm" fo:margin-right="1.501cm" style:writing-mode="lr-tb" style:layout-grid-color="#c0c0c0" style:layout-grid-lines="2784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401cm" fo:margin-left="0cm" fo:margin-right="0cm" fo:margin-top="1.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width="25.516cm" svg:height="2.228cm" draw:z-index="7"><draw:image xlink:href="Pictures/100000000000067B000000914D3C3F90.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na Schneider</dc:title>
    <meta:initial-creator>Stefan Hölzel</meta:initial-creator>
    <dc:creator>Julia  Baldauf</dc:creator>
    <meta:editing-cycles>38</meta:editing-cycles>
    <meta:print-date>2016-10-19T01:23:00</meta:print-date>
    <meta:creation-date>2016-10-19T01:23:00</meta:creation-date>
    <dc:date>2016-11-11T17:31:29</dc:date>
    <meta:editing-duration>PT00H00M20S</meta:editing-duration>
    <meta:generator>OpenOffice.org/3.2$Unix OpenOffice.org_project/320m18$Build-9502</meta:generator>
    <meta:document-statistic meta:table-count="0" meta:image-count="1" meta:object-count="0" meta:page-count="7" meta:paragraph-count="185" meta:word-count="2172" meta:character-count="14924"/>
    <meta:template xlink:type="simple" xlink:actuate="onRequest" xlink:title="Normal.dotm" xlink:href=""/>
  </office:meta>
</office:document-meta>
</file>